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000000000B5000000B0FB8C4A7D48ADC4A1.png" manifest:media-type="image/png"/>
  <manifest:file-entry manifest:full-path="Pictures/10000000000002060000012C3938CC632A95D38E.jpg" manifest:media-type="image/jpeg"/>
  <manifest:file-entry manifest:full-path="Pictures/10000000000001F40000024E58257B338F2FB3E5.jpg" manifest:media-type="image/jpeg"/>
  <manifest:file-entry manifest:full-path="Pictures/10000000000001F4000001F4A7D972C7BFB61409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dash" draw:stroke-dash="_32__20_Dots_20_1_20_Dash" svg:stroke-width="0.081cm" draw:marker-start-width="0.321cm" draw:marker-end-width="0.321cm" draw:opacity="11%" draw:textarea-horizontal-align="justify" draw:textarea-vertical-align="middle" draw:auto-grow-height="false" fo:min-height="8.894cm" fo:min-width="14.74cm" fo:padding-top="0.165cm" fo:padding-bottom="0.165cm" fo:padding-left="0.29cm" fo:padding-right="0.29cm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941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39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14%" draw:contrast="0%" draw:gamma="100%" draw:red="0%" draw:green="0%" draw:blue="0%" fo:clip="rect(0cm, 0cm, 0cm, 0cm)" draw:image-opacity="100%" style:mirror="none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39%" draw:contrast="0%" draw:gamma="100%" draw:red="0%" draw:green="0%" draw:blue="0%" fo:clip="rect(0cm, 0cm, 0cm, 0cm)" draw:image-opacity="100%" style:mirror="none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-1%" draw:contrast="0%" draw:gamma="100%" draw:red="0%" draw:green="0%" draw:blue="0%" fo:clip="rect(0cm, 0cm, 0cm, 0cm)" draw:image-opacity="100%" style:mirror="horizontal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22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528cm"/>
    </style:style>
    <style:style style:name="gr14" style:family="graphic">
      <style:graphic-properties style:protect="size"/>
    </style:style>
    <style:style style:name="gr15" style:family="graphic" style:parent-style-name="standard">
      <style:graphic-properties draw:fill-color="#cccccc" draw:textarea-horizontal-align="justify" draw:textarea-vertical-align="middle" draw:auto-grow-height="false" fo:min-height="1.368cm" fo:min-width="1.118cm"/>
    </style:style>
    <style:style style:name="gr16" style:family="graphic" style:parent-style-name="standard">
      <style:graphic-properties draw:fill-color="#ff3333" draw:textarea-horizontal-align="justify" draw:textarea-vertical-align="middle" draw:auto-grow-height="false" fo:min-height="1.368cm" fo:min-width="1.118cm"/>
    </style:style>
    <style:style style:name="gr17" style:family="graphic" style:parent-style-name="standard">
      <style:graphic-properties draw:fill-color="#ffcc00" draw:textarea-horizontal-align="justify" draw:textarea-vertical-align="middle" draw:auto-grow-height="false" fo:min-height="1.368cm" fo:min-width="1.118cm"/>
    </style:style>
    <style:style style:name="gr18" style:family="graphic" style:parent-style-name="standard">
      <style:graphic-properties draw:fill-color="#cccccc" draw:textarea-horizontal-align="justify" draw:textarea-vertical-align="middle" draw:auto-grow-height="false" fo:min-height="8.64cm" fo:min-width="0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0" style:family="graphic" style:parent-style-name="standard">
      <style:graphic-properties draw:fill="none" draw:textarea-vertical-align="middle" draw:auto-grow-height="false" fo:min-height="5.288cm" fo:min-width="0.418cm"/>
    </style:style>
    <style:style style:name="gr21" style:family="graphic" style:parent-style-name="standard">
      <style:graphic-properties draw:fill-color="#cccccc" draw:opacity="50%" draw:textarea-horizontal-align="justify" draw:textarea-vertical-align="middle" draw:auto-grow-height="false" fo:min-height="1cm" fo:min-width="2.294cm"/>
    </style:style>
    <style:style style:name="gr22" style:family="graphic" style:parent-style-name="standard">
      <style:graphic-properties draw:fill-color="#b2b2b2" draw:opacity="50%" draw:textarea-horizontal-align="justify" draw:textarea-vertical-align="middle" draw:auto-grow-height="false" fo:min-height="0.688cm" fo:min-width="1.278cm"/>
    </style:style>
    <style:style style:name="gr23" style:family="graphic" style:parent-style-name="standard">
      <style:graphic-properties draw:fill-color="#cccccc" draw:opacity="50%" draw:textarea-horizontal-align="justify" draw:textarea-vertical-align="middle" draw:auto-grow-height="false" fo:min-height="1.626cm" fo:min-width="0cm"/>
    </style:style>
    <style:style style:name="gr24" style:family="graphic" style:parent-style-name="standard">
      <style:graphic-properties draw:fill-color="#cccccc" draw:opacity="50%" draw:textarea-horizontal-align="justify" draw:textarea-vertical-align="middle" draw:auto-grow-height="false" fo:min-height="0.835cm" fo:min-width="0cm"/>
    </style:style>
    <style:style style:name="gr25" style:family="graphic" style:parent-style-name="standard">
      <style:graphic-properties draw:fill-color="#cccccc" draw:opacity="50%" draw:textarea-horizontal-align="justify" draw:textarea-vertical-align="middle" draw:auto-grow-height="false" fo:min-height="0.56cm" fo:min-width="0cm"/>
    </style:style>
    <style:style style:name="gr26" style:family="graphic" style:parent-style-name="standard">
      <style:graphic-properties draw:textarea-vertical-align="middle" draw:auto-grow-height="false" fo:min-height="0.91cm" fo:min-width="1.279cm"/>
    </style:style>
    <style:style style:name="gr27" style:family="graphic" style:parent-style-name="standard">
      <style:graphic-properties draw:fill-color="#99ff99" draw:textarea-horizontal-align="justify" draw:textarea-vertical-align="middle" draw:auto-grow-height="false" fo:min-height="0.132cm" fo:min-width="1.723cm"/>
    </style:style>
    <style:style style:name="pr1" style:family="presentation" style:parent-style-name="Default-notes">
      <style:graphic-properties draw:fill-color="#ffffff" fo:min-height="13.364cm"/>
    </style:style>
    <style:style style:name="co1" style:family="table-column">
      <style:table-column-properties style:column-width="1.6cm" style:use-optimal-column-width="false"/>
    </style:style>
    <style:style style:name="ro1" style:family="table-row">
      <style:table-row-properties style:row-height="1.507cm"/>
    </style:style>
    <style:style style:name="ro2" style:family="table-row">
      <style:table-row-properties style:row-height="1.506cm"/>
    </style:style>
    <style:style style:name="P1" style:family="paragraph">
      <loext:graphic-properties draw:opacity="11%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 draw:fill-color="#ffffff"/>
      <style:text-properties fo:font-weight="bold"/>
    </style:style>
    <style:style style:name="P6" style:family="paragraph">
      <loext:graphic-properties draw:fill="none" draw:fill-color="#ffffff"/>
      <style:text-properties fo:font-size="26pt" style:font-size-asian="26pt" style:font-size-complex="26pt"/>
    </style:style>
    <style:style style:name="P7" style:family="paragraph">
      <loext:graphic-properties draw:fill-color="#ffffff"/>
    </style:style>
    <style:style style:name="P8" style:family="paragraph">
      <loext:graphic-properties draw:fill-color="#cccccc"/>
      <style:paragraph-properties fo:text-align="center"/>
    </style:style>
    <style:style style:name="P9" style:family="paragraph">
      <loext:graphic-properties draw:fill-color="#ff3333"/>
      <style:paragraph-properties fo:text-align="center"/>
    </style:style>
    <style:style style:name="P10" style:family="paragraph">
      <loext:graphic-properties draw:fill-color="#ffcc00"/>
      <style:paragraph-properties fo:text-align="center"/>
    </style:style>
    <style:style style:name="P11" style:family="paragraph">
      <style:text-properties fo:font-size="44pt" fo:font-style="italic" fo:font-weight="bold" style:font-size-asian="44pt" style:font-size-complex="44pt"/>
    </style:style>
    <style:style style:name="P12" style:family="paragraph">
      <loext:graphic-properties draw:fill="none" draw:fill-color="#ffffff"/>
      <style:text-properties fo:font-size="44pt" fo:font-style="italic" fo:font-weight="bold" style:font-size-asian="44pt" style:font-size-complex="44pt"/>
    </style:style>
    <style:style style:name="P13" style:family="paragraph">
      <loext:graphic-properties draw:fill-color="#cccccc" draw:opacity="50%"/>
      <style:paragraph-properties fo:text-align="center"/>
    </style:style>
    <style:style style:name="P14" style:family="paragraph">
      <loext:graphic-properties draw:fill-color="#b2b2b2" draw:opacity="50%"/>
      <style:paragraph-properties fo:text-align="center"/>
    </style:style>
    <style:style style:name="P15" style:family="paragraph">
      <loext:graphic-properties draw:fill-color="#99ff99"/>
      <style:paragraph-properties fo:text-align="center"/>
    </style:style>
    <style:style style:name="T1" style:family="text">
      <style:text-properties fo:font-weight="bold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44pt" style:font-size-asian="44pt" style:font-size-complex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15.24cm" svg:height="9.144cm" svg:x="2.724cm" svg:y="5.7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1" draw:id="id1" draw:layer="layout" svg:width="0.254cm" svg:height="0.254cm" svg:x="13.102cm" svg:y="7.1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" draw:id="id2" draw:layer="layout" svg:width="0.254cm" svg:height="0.254cm" svg:x="7.303cm" svg:y="7.1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3" draw:id="id3" draw:layer="layout" svg:width="0.254cm" svg:height="0.254cm" svg:x="7.304cm" svg:y="13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4" draw:id="id4" draw:layer="layout" svg:width="0.254cm" svg:height="0.254cm" svg:x="13.203cm" svg:y="12.9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draw:type="curve" svg:x1="19.488cm" svg:y1="7.234cm" svg:x2="13.356cm" svg:y2="7.273cm" draw:end-shape="id1" draw:end-glue-point="10" svg:d="M19488 7234c-4222 0-1157 39-6132 39" svg:viewBox="0 0 6133 40">
          <text:p/>
        </draw:connector>
        <draw:connector draw:style-name="gr3" draw:text-style-name="P3" draw:layer="layout" draw:type="curve" svg:x1="13.102cm" svg:y1="7.273cm" svg:x2="7.557cm" svg:y2="7.274cm" draw:start-shape="id1" draw:start-glue-point="6" draw:end-shape="id2" draw:end-glue-point="10" svg:d="M13102 7273c-4158 0-1386 1-5545 1" svg:viewBox="0 0 5546 2">
          <text:p/>
        </draw:connector>
        <draw:connector draw:style-name="gr3" draw:text-style-name="P3" draw:layer="layout" draw:type="curve" svg:x1="7.52cm" svg:y1="7.364cm" svg:x2="7.521cm" svg:y2="13.085cm" draw:start-shape="id2" draw:start-glue-point="9" draw:end-shape="id3" draw:end-glue-point="11" svg:d="M7520 7364c0 4291 1 1431 1 5721" svg:viewBox="0 0 2 5722">
          <text:p/>
        </draw:connector>
        <draw:connector draw:style-name="gr3" draw:text-style-name="P3" draw:layer="layout" draw:type="curve" svg:x1="7.558cm" svg:y1="13.175cm" svg:x2="13.24cm" svg:y2="13.164cm" draw:start-shape="id3" draw:start-glue-point="10" draw:end-shape="id4" draw:end-glue-point="7" svg:d="M7558 13175c4234 0 1394-11 5682-11" svg:viewBox="0 0 5683 12">
          <text:p/>
        </draw:connector>
        <draw:frame draw:style-name="gr4" draw:text-style-name="P4" draw:layer="layout" svg:width="4.318cm" svg:height="1.191cm" svg:x="14.716cm" svg:y="6.318cm">
          <draw:text-box>
            <text:p>获取图片</text:p>
          </draw:text-box>
        </draw:frame>
        <draw:frame draw:style-name="gr4" draw:text-style-name="P4" draw:layer="layout" svg:width="4.318cm" svg:height="1.191cm" svg:x="8.716cm" svg:y="6.219cm">
          <draw:text-box>
            <text:p>识别</text:p>
          </draw:text-box>
        </draw:frame>
        <draw:frame draw:style-name="gr4" draw:text-style-name="P4" draw:layer="layout" svg:width="4.318cm" svg:height="1.191cm" svg:x="7.616cm" svg:y="9.52cm">
          <draw:text-box>
            <text:p>计算</text:p>
          </draw:text-box>
        </draw:frame>
        <draw:frame draw:style-name="gr5" draw:text-style-name="P4" draw:layer="layout" svg:width="2.032cm" svg:height="1.27cm" svg:x="9.328cm" svg:y="13.13cm">
          <draw:text-box>
            <text:p>映射</text:p>
          </draw:text-box>
        </draw:frame>
        <draw:frame draw:style-name="gr5" draw:text-style-name="P4" draw:layer="layout" svg:width="2.032cm" svg:height="1.27cm" svg:x="14.328cm" svg:y="13.03cm">
          <draw:text-box>
            <text:p>控制</text:p>
          </draw:text-box>
        </draw:frame>
        <draw:frame draw:style-name="gr6" draw:text-style-name="P5" draw:layer="layout" svg:width="5.08cm" svg:height="1.673cm" svg:x="2.724cm" svg:y="7.234cm">
          <draw:text-box>
            <text:p><text:span text:style-name="T1">“</text:span><text:span text:style-name="T1">U</text:span><text:span text:style-name="T1">DF</text:span><text:span text:style-name="T1">FB</text:span><text:span text:style-name="T1">B...</text:span><text:span text:style-name="T1">”</text:span></text:p>
          </draw:text-box>
        </draw:frame>
        <draw:frame draw:style-name="gr7" draw:text-style-name="P5" draw:layer="layout" svg:width="5.334cm" svg:height="1.64cm" svg:x="2.47cm" svg:y="12.568cm">
          <draw:text-box>
            <text:p><text:span text:style-name="T1">“</text:span><text:span text:style-name="T1">U</text:span><text:span text:style-name="T1">2 F’ </text:span><text:span text:style-name="T1">D2.</text:span><text:span text:style-name="T1">..”</text:span></text:p>
          </draw:text-box>
        </draw:frame>
        <draw:frame draw:style-name="gr7" draw:text-style-name="P5" draw:layer="layout" svg:width="5.334cm" svg:height="1.64cm" svg:x="11.17cm" svg:y="12.168cm">
          <draw:text-box>
            <text:p><text:span text:style-name="T1">“</text:span><text:span text:style-name="T1">1 </text:span><text:span text:style-name="T1">1 2 </text:span><text:span text:style-name="T1">2 1 </text:span><text:span text:style-name="T1">1 ...</text:span><text:span text:style-name="T1">.”</text:span></text:p>
          </draw:text-box>
        </draw:frame>
        <draw:frame draw:style-name="gr8" draw:text-style-name="P4" draw:layer="layout" svg:width="1.524cm" svg:height="0.962cm" svg:x="14.408cm" svg:y="7.996cm">
          <draw:text-box>
            <text:p>x6</text:p>
          </draw:text-box>
        </draw:frame>
        <draw:frame draw:style-name="gr9" draw:text-style-name="P3" draw:layer="layout" svg:width="2.032cm" svg:height="2.398cm" svg:x="21.696cm" svg:y="9.266cm">
          <draw:image xlink:href="Pictures/10000000000001F40000024E58257B338F2FB3E5.jpg" xlink:type="simple" xlink:show="embed" xlink:actuate="onLoad">
            <text:p/>
          </draw:image>
        </draw:frame>
        <draw:frame draw:style-name="gr10" draw:text-style-name="P3" draw:layer="layout" svg:width="1.874cm" svg:height="1.822cm" svg:x="12.63cm" svg:y="7.62cm">
          <draw:image xlink:href="Pictures/10000000000000B5000000B0FB8C4A7D48ADC4A1.png" xlink:type="simple" xlink:show="embed" xlink:actuate="onLoad">
            <text:p/>
          </draw:image>
        </draw:frame>
        <draw:frame draw:style-name="gr11" draw:text-style-name="P3" draw:layer="layout" svg:width="3.763cm" svg:height="2.179cm" draw:transform="rotate (-0.385717764690747) translate (19.749cm 5.577cm)">
          <draw:image xlink:href="Pictures/10000000000002060000012C3938CC632A95D38E.jpg" xlink:type="simple" xlink:show="embed" xlink:actuate="onLoad">
            <text:p/>
          </draw:image>
        </draw:frame>
        <draw:frame draw:style-name="gr12" draw:text-style-name="P3" draw:layer="layout" svg:width="3.048cm" svg:height="3.048cm" svg:x="18.518cm" svg:y="11.437cm">
          <draw:image xlink:href="Pictures/10000000000001F4000001F4A7D972C7BFB61409.jpg" xlink:type="simple" xlink:show="embed" xlink:actuate="onLoad">
            <text:p/>
          </draw:image>
        </draw:frame>
        <draw:line draw:style-name="gr3" draw:text-style-name="P3" draw:layer="layout" svg:x1="13.457cm" svg:y1="13.201cm" svg:x2="18.518cm" svg:y2="13.076cm">
          <text:p/>
        </draw:line>
        <draw:frame draw:style-name="gr4" draw:text-style-name="P4" draw:layer="layout" svg:width="3.81cm" svg:height="1.191cm" svg:x="18.472cm" svg:y="14.854cm">
          <draw:text-box>
            <text:p>机械臂*4</text:p>
          </draw:text-box>
        </draw:frame>
        <draw:frame draw:style-name="gr4" draw:text-style-name="P4" draw:layer="layout" svg:width="3.81cm" svg:height="1.191cm" svg:x="22.172cm" svg:y="6.655cm">
          <draw:text-box>
            <text:p>摄像头*1</text:p>
          </draw:text-box>
        </draw:frame>
        <draw:frame draw:style-name="gr4" draw:text-style-name="P4" draw:layer="layout" svg:width="2.794cm" svg:height="1.191cm" svg:x="2.854cm" svg:y="5.594cm">
          <draw:text-box>
            <text:p>树莓派:</text:p>
          </draw:text-box>
        </draw:frame>
        <draw:frame draw:style-name="gr13" draw:text-style-name="P6" draw:layer="layout" svg:width="4.412cm" svg:height="1.778cm" svg:x="10.574cm" svg:y="1.708cm">
          <draw:text-box>
            <text:p><text:span text:style-name="T2">总</text:span><text:span text:style-name="T2">体</text:span><text:span text:style-name="T2">设</text:span><text:span text:style-name="T2">计</text:span></text:p>
          </draw:text-box>
        </draw:frame>
        <presentation:notes draw:style-name="dp2">
          <draw:page-thumbnail draw:style-name="gr14" draw:layer="layout" svg:width="14.848cm" svg:height="11.136cm" svg:x="3.075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custom-shape draw:style-name="gr15" draw:text-style-name="P8" xml:id="id5" draw:id="id5" draw:layer="layout" svg:width="2.286cm" svg:height="2.286cm" svg:x="10.668cm" svg:y="10.668cm">
          <text:p text:style-name="P2">?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6" draw:text-style-name="P9" xml:id="id10" draw:id="id10" draw:layer="layout" svg:width="2.286cm" svg:height="2.286cm" svg:x="6.858cm" svg:y="4.572cm">
          <text:p text:style-name="P2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0" xml:id="id7" draw:id="id7" draw:layer="layout" svg:width="2.286cm" svg:height="2.286cm" svg:x="15.494cm" svg:y="15.24cm">
          <text:p text:style-name="P2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9" xml:id="id11" draw:id="id11" draw:layer="layout" svg:width="2.286cm" svg:height="2.286cm" svg:x="6.35cm" svg:y="7.8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0" xml:id="id6" draw:id="id6" draw:layer="layout" svg:width="2.286cm" svg:height="2.286cm" svg:x="11.684cm" svg:y="14.7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0" xml:id="id9" draw:id="id9" draw:layer="layout" svg:width="2.286cm" svg:height="2.286cm" svg:x="14.986cm" svg:y="11.1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0" xml:id="id8" draw:id="id8" draw:layer="layout" svg:width="2.286cm" svg:height="2.286cm" svg:x="18.796cm" svg:y="13.7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9" xml:id="id12" draw:id="id12" draw:layer="layout" svg:width="2.286cm" svg:height="2.286cm" svg:x="4.064cm" svg:y="3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draw:type="curve" svg:x1="11.811cm" svg:y1="12.954cm" svg:x2="12.018cm" svg:y2="15.066cm" draw:start-shape="id5" draw:start-glue-point="8" draw:end-shape="id6" draw:end-glue-point="5" svg:d="M11811 12954c0 1335 207 279 207 2112" svg:viewBox="0 0 208 2113">
          <text:p/>
        </draw:connector>
        <draw:connector draw:style-name="gr3" draw:text-style-name="P3" draw:layer="layout" draw:type="curve" svg:x1="12.62cm" svg:y1="12.62cm" svg:x2="15.494cm" svg:y2="16.383cm" draw:start-shape="id5" draw:start-glue-point="9" draw:end-shape="id7" draw:end-glue-point="6" svg:d="M12620 12620c2407 0 971 3763 2874 3763" svg:viewBox="0 0 2875 3764">
          <text:p/>
        </draw:connector>
        <draw:connector draw:style-name="gr3" draw:text-style-name="P3" draw:layer="layout" draw:type="curve" svg:x1="12.954cm" svg:y1="11.811cm" svg:x2="18.796cm" svg:y2="14.859cm" draw:start-shape="id5" draw:start-glue-point="10" draw:end-shape="id8" svg:d="M12954 11811c4383 0 1462 3048 5842 3048" svg:viewBox="0 0 5843 3049">
          <text:p/>
        </draw:connector>
        <draw:connector draw:style-name="gr3" draw:text-style-name="P3" draw:layer="layout" draw:type="curve" svg:x1="12.62cm" svg:y1="11.002cm" svg:x2="15.32cm" svg:y2="11.51cm" draw:start-shape="id5" draw:start-glue-point="11" draw:end-shape="id9" draw:end-glue-point="5" svg:d="M12620 11002c2026 0 677 508 2700 508" svg:viewBox="0 0 2701 509">
          <text:p/>
        </draw:connector>
        <draw:connector draw:style-name="gr3" draw:text-style-name="P3" draw:layer="layout" draw:type="curve" svg:x1="11.811cm" svg:y1="10.668cm" svg:x2="8.001cm" svg:y2="6.858cm" draw:start-shape="id5" draw:start-glue-point="4" draw:end-shape="id10" svg:d="M11811 10668c0-2856-3810-951-3810-3810" svg:viewBox="0 0 3811 3811">
          <text:p/>
        </draw:connector>
        <draw:connector draw:style-name="gr3" draw:text-style-name="P3" draw:layer="layout" draw:type="curve" svg:x1="11.002cm" svg:y1="11.002cm" svg:x2="8.302cm" svg:y2="9.826cm" draw:start-shape="id5" draw:start-glue-point="5" draw:end-shape="id11" draw:end-glue-point="9" svg:d="M11002 11002c-2023 0-674-1176-2700-1176" svg:viewBox="0 0 2701 1177">
          <text:p/>
        </draw:connector>
        <draw:connector draw:style-name="gr3" draw:text-style-name="P3" draw:layer="layout" draw:type="curve" svg:x1="10.668cm" svg:y1="11.811cm" svg:x2="4.398cm" svg:y2="5.762cm" draw:start-shape="id5" draw:start-glue-point="6" draw:end-shape="id12" draw:end-glue-point="7" svg:d="M10668 11811c-4180 0-6270-2016-6270-6049" svg:viewBox="0 0 6271 6050">
          <text:p/>
        </draw:connector>
        <draw:frame draw:style-name="standard" draw:layer="layout" svg:width="3.199cm" svg:height="10.547cm" svg:x="22.352cm" svg:y="2.286cm">
          <table:table table:template-name="default" table:use-first-row-styles="true" table:use-banding-rows-styles="true">
            <table:table-column table:style-name="co1"/>
            <table:table-column table:style-name="co1"/>
            <table:table-row table:style-name="ro1" table:default-cell-style-name="gray3">
              <table:table-cell>
                <text:p>黄</text:p>
              </table:table-cell>
              <table:table-cell>
                <text:p>10</text:p>
              </table:table-cell>
            </table:table-row>
            <table:table-row table:style-name="ro1" table:default-cell-style-name="gray2">
              <table:table-cell>
                <text:p>黄</text:p>
              </table:table-cell>
              <table:table-cell>
                <text:p>15</text:p>
              </table:table-cell>
            </table:table-row>
            <table:table-row table:style-name="ro1" table:default-cell-style-name="gray1">
              <table:table-cell>
                <text:p>红</text:p>
              </table:table-cell>
              <table:table-cell>
                <text:p>20</text:p>
              </table:table-cell>
            </table:table-row>
            <table:table-row table:style-name="ro1" table:default-cell-style-name="gray2">
              <table:table-cell>
                <text:p>黄</text:p>
              </table:table-cell>
              <table:table-cell>
                <text:p>35</text:p>
              </table:table-cell>
            </table:table-row>
            <table:table-row table:style-name="ro1" table:default-cell-style-name="gray1">
              <table:table-cell>
                <text:p>红</text:p>
              </table:table-cell>
              <table:table-cell>
                <text:p>40</text:p>
              </table:table-cell>
            </table:table-row>
            <table:table-row table:style-name="ro1" table:default-cell-style-name="gray2">
              <table:table-cell>
                <text:p>黄</text:p>
              </table:table-cell>
              <table:table-cell>
                <text:p>50</text:p>
              </table:table-cell>
            </table:table-row>
            <table:table-row table:style-name="ro2" table:default-cell-style-name="gray1">
              <table:table-cell>
                <text:p>红</text:p>
              </table:table-cell>
              <table:table-cell>
                <text:p>55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6" draw:text-style-name="P4" draw:layer="layout" svg:width="1.524cm" svg:height="1.673cm" svg:x="10.668cm" svg:y="14.224cm">
          <draw:text-box>
            <text:p>15</text:p>
          </draw:text-box>
        </draw:frame>
        <draw:frame draw:style-name="gr6" draw:text-style-name="P4" draw:layer="layout" svg:width="1.524cm" svg:height="1.673cm" svg:x="13.268cm" svg:y="10.225cm">
          <draw:text-box>
            <text:p>10</text:p>
          </draw:text-box>
        </draw:frame>
        <draw:frame draw:style-name="gr6" draw:text-style-name="P4" draw:layer="layout" svg:width="1.524cm" svg:height="1.673cm" svg:x="9.478cm" svg:y="9.826cm">
          <draw:text-box>
            <text:p>20</text:p>
          </draw:text-box>
        </draw:frame>
        <draw:frame draw:style-name="gr6" draw:text-style-name="P4" draw:layer="layout" svg:width="1.524cm" svg:height="1.673cm" svg:x="13.068cm" svg:y="13.525cm">
          <draw:text-box>
            <text:p>35</text:p>
          </draw:text-box>
        </draw:frame>
        <draw:frame draw:style-name="gr6" draw:text-style-name="P4" draw:layer="layout" svg:width="1.524cm" svg:height="1.673cm" svg:x="9.868cm" svg:y="8.125cm">
          <draw:text-box>
            <text:p>40</text:p>
          </draw:text-box>
        </draw:frame>
        <draw:frame draw:style-name="gr6" draw:text-style-name="P4" draw:layer="layout" svg:width="1.524cm" svg:height="1.673cm" svg:x="16.368cm" svg:y="13.725cm">
          <draw:text-box>
            <text:p>50</text:p>
          </draw:text-box>
        </draw:frame>
        <draw:frame draw:style-name="gr6" draw:text-style-name="P4" draw:layer="layout" svg:width="1.524cm" svg:height="1.673cm" svg:x="4.468cm" svg:y="7.725cm">
          <draw:text-box>
            <text:p>55</text:p>
          </draw:text-box>
        </draw:frame>
        <draw:custom-shape draw:style-name="gr18" draw:text-style-name="P8" draw:layer="layout" svg:width="0.508cm" svg:height="10.16cm" svg:x="25.908cm" svg:y="2.5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9" draw:text-style-name="P4" draw:layer="layout" svg:width="1.016cm" svg:height="1.191cm" svg:x="26.57cm" svg:y="2.51cm">
          <draw:text-box>
            <text:p>近</text:p>
          </draw:text-box>
        </draw:frame>
        <draw:frame draw:style-name="gr19" draw:text-style-name="P4" draw:layer="layout" svg:width="1.016cm" svg:height="1.191cm" svg:x="26.57cm" svg:y="11.211cm">
          <draw:text-box>
            <text:p>远</text:p>
          </draw:text-box>
        </draw:frame>
        <draw:custom-shape draw:style-name="gr20" draw:text-style-name="P3" draw:layer="layout" svg:width="2.54cm" svg:height="5.842cm" svg:x="19.812cm" svg:y="2.286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9" draw:text-style-name="P4" draw:layer="layout" svg:width="1.016cm" svg:height="1.191cm" svg:x="18.57cm" svg:y="4.511cm">
          <draw:text-box>
            <text:p>黄</text:p>
          </draw:text-box>
        </draw:frame>
        <draw:frame draw:style-name="gr4" draw:text-style-name="P12" draw:layer="layout" svg:width="4.318cm" svg:height="2.554cm" svg:x="11.43cm" svg:y="1.002cm">
          <draw:text-box>
            <text:p text:style-name="P11"><text:span text:style-name="T3">识别</text:span></text:p>
          </draw:text-box>
        </draw:frame>
        <presentation:notes draw:style-name="dp2">
          <office:forms form:automatic-focus="false" form:apply-design-mode="false"/>
          <draw:page-thumbnail draw:style-name="gr14" draw:layer="layout" svg:width="14.848cm" svg:height="11.136cm" svg:x="3.075cm" svg:y="2.257cm" draw:page-number="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9" draw:text-style-name="P3" draw:layer="layout" svg:width="2.032cm" svg:height="2.398cm" svg:x="5.36cm" svg:y="4.528cm">
          <draw:image xlink:href="Pictures/10000000000001F40000024E58257B338F2FB3E5.jpg" xlink:type="simple" xlink:show="embed" xlink:actuate="onLoad">
            <text:p/>
          </draw:image>
        </draw:frame>
        <draw:custom-shape draw:style-name="gr21" draw:text-style-name="P13" draw:layer="layout" svg:width="2.794cm" svg:height="1.25cm" svg:x="4.806cm" svg:y="3.74cm">
          <text:p/>
          <draw:enhanced-geometry svg:viewBox="0 0 21600 21600" draw:type="block-arc" draw:modifiers="180 5400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2" draw:text-style-name="P14" draw:layer="layout" svg:width="1.778cm" svg:height="0.938cm" svg:x="5.314cm" svg:y="0.926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3" draw:layer="layout" svg:width="0.254cm" svg:height="1.876cm" svg:x="6.076cm" svg:y="1.86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3" draw:layer="layout" svg:width="2.794cm" svg:height="1.25cm" draw:transform="rotate (-1.55857902203094) translate (8.305cm 4.372cm)">
          <text:p/>
          <draw:enhanced-geometry svg:viewBox="0 0 21600 21600" draw:type="block-arc" draw:modifiers="180 5400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2" draw:text-style-name="P14" draw:layer="layout" svg:width="1.778cm" svg:height="0.938cm" draw:transform="rotate (-1.55857902203094) translate (11.125cm 4.845cm)">
          <text:p/>
          <draw:enhanced-geometry svg:viewBox="0 0 21600 21600" draw:type="rectangle" draw:enhanced-path="M 0 0 L 21600 0 21600 21600 0 21600 0 0 Z N"/>
        </draw:custom-shape>
        <draw:custom-shape draw:style-name="gr23" draw:text-style-name="P13" draw:layer="layout" svg:width="0.254cm" svg:height="1.876cm" draw:transform="rotate (-1.55857902203094) translate (10.196cm 5.619cm)">
          <text:p/>
          <draw:enhanced-geometry svg:viewBox="0 0 21600 21600" draw:type="rectangle" draw:enhanced-path="M 0 0 L 21600 0 21600 21600 0 21600 0 0 Z N"/>
        </draw:custom-shape>
        <draw:custom-shape draw:style-name="gr21" draw:text-style-name="P13" draw:layer="layout" svg:width="2.794cm" svg:height="1.25cm" draw:transform="rotate (-3.13199334270382) translate (7.593cm 7.764cm)">
          <text:p/>
          <draw:enhanced-geometry svg:viewBox="0 0 21600 21600" draw:type="block-arc" draw:modifiers="180 5400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2" draw:text-style-name="P14" draw:layer="layout" svg:width="1.778cm" svg:height="0.938cm" draw:transform="rotate (-3.13199334270382) translate (7.112cm 10.582cm)">
          <text:p/>
          <draw:enhanced-geometry svg:viewBox="0 0 21600 21600" draw:type="rectangle" draw:enhanced-path="M 0 0 L 21600 0 21600 21600 0 21600 0 0 Z N"/>
        </draw:custom-shape>
        <draw:custom-shape draw:style-name="gr23" draw:text-style-name="P13" draw:layer="layout" svg:width="0.254cm" svg:height="1.876cm" draw:transform="rotate (-3.13199334270382) translate (6.341cm 9.652cm)">
          <text:p/>
          <draw:enhanced-geometry svg:viewBox="0 0 21600 21600" draw:type="rectangle" draw:enhanced-path="M 0 0 L 21600 0 21600 21600 0 21600 0 0 Z N"/>
        </draw:custom-shape>
        <draw:custom-shape draw:style-name="gr21" draw:text-style-name="P13" draw:layer="layout" svg:width="2.794cm" svg:height="1.25cm" draw:transform="rotate (1.55421569890095) translate (4.063cm 7.169cm)">
          <text:p/>
          <draw:enhanced-geometry svg:viewBox="0 0 21600 21600" draw:type="block-arc" draw:modifiers="180 5400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2" draw:text-style-name="P14" draw:layer="layout" svg:width="1.778cm" svg:height="0.938cm" draw:transform="rotate (1.55421569890095) translate (1.258cm 6.614cm)">
          <text:p/>
          <draw:enhanced-geometry svg:viewBox="0 0 21600 21600" draw:type="rectangle" draw:enhanced-path="M 0 0 L 21600 0 21600 21600 0 21600 0 0 Z N"/>
        </draw:custom-shape>
        <draw:custom-shape draw:style-name="gr23" draw:text-style-name="P13" draw:layer="layout" svg:width="0.254cm" svg:height="1.876cm" draw:transform="rotate (1.55421569890095) translate (2.208cm 5.868cm)">
          <text:p/>
          <draw:enhanced-geometry svg:viewBox="0 0 21600 21600" draw:type="rectangle" draw:enhanced-path="M 0 0 L 21600 0 21600 21600 0 21600 0 0 Z N"/>
        </draw:custom-shape>
        <draw:frame draw:style-name="gr9" draw:text-style-name="P3" draw:layer="layout" svg:width="2.032cm" svg:height="2.398cm" svg:x="19.36cm" svg:y="4.528cm">
          <draw:image xlink:href="Pictures/10000000000001F40000024E58257B338F2FB3E5.jpg" xlink:type="simple" xlink:show="embed" xlink:actuate="onLoad">
            <text:p/>
          </draw:image>
        </draw:frame>
        <draw:custom-shape draw:style-name="gr21" draw:text-style-name="P13" draw:layer="layout" svg:width="2.794cm" svg:height="1.25cm" svg:x="18.806cm" svg:y="3.74cm">
          <text:p/>
          <draw:enhanced-geometry svg:viewBox="0 0 21600 21600" draw:type="block-arc" draw:modifiers="180 5400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2" draw:text-style-name="P14" draw:layer="layout" svg:width="1.778cm" svg:height="0.938cm" svg:x="19.314cm" svg:y="0.926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3" draw:layer="layout" svg:width="0.254cm" svg:height="1.876cm" svg:x="20.076cm" svg:y="1.86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3" draw:layer="layout" svg:width="2.794cm" svg:height="1.25cm" draw:transform="rotate (-1.55857902203094) translate (23.205cm 4.372cm)">
          <text:p/>
          <draw:enhanced-geometry svg:viewBox="0 0 21600 21600" draw:type="block-arc" draw:modifiers="180 5400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2" draw:text-style-name="P14" draw:layer="layout" svg:width="1.778cm" svg:height="0.938cm" draw:transform="rotate (-1.55857902203094) translate (25.125cm 4.845cm)">
          <text:p/>
          <draw:enhanced-geometry svg:viewBox="0 0 21600 21600" draw:type="rectangle" draw:enhanced-path="M 0 0 L 21600 0 21600 21600 0 21600 0 0 Z N"/>
        </draw:custom-shape>
        <draw:custom-shape draw:style-name="gr24" draw:text-style-name="P13" draw:layer="layout" svg:width="0.264cm" svg:height="1.085cm" draw:transform="rotate (-1.55857902203094) translate (24.196cm 5.61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3" draw:layer="layout" svg:width="2.794cm" svg:height="1.25cm" draw:transform="rotate (-3.13199334270382) translate (21.593cm 7.764cm)">
          <text:p/>
          <draw:enhanced-geometry svg:viewBox="0 0 21600 21600" draw:type="block-arc" draw:modifiers="180 5400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2" draw:text-style-name="P14" draw:layer="layout" svg:width="1.778cm" svg:height="0.938cm" draw:transform="rotate (-3.13199334270382) translate (21.112cm 10.582cm)">
          <text:p/>
          <draw:enhanced-geometry svg:viewBox="0 0 21600 21600" draw:type="rectangle" draw:enhanced-path="M 0 0 L 21600 0 21600 21600 0 21600 0 0 Z N"/>
        </draw:custom-shape>
        <draw:custom-shape draw:style-name="gr23" draw:text-style-name="P13" draw:layer="layout" svg:width="0.254cm" svg:height="1.876cm" draw:transform="rotate (-3.13199334270382) translate (20.341cm 9.652cm)">
          <text:p/>
          <draw:enhanced-geometry svg:viewBox="0 0 21600 21600" draw:type="rectangle" draw:enhanced-path="M 0 0 L 21600 0 21600 21600 0 21600 0 0 Z N"/>
        </draw:custom-shape>
        <draw:custom-shape draw:style-name="gr21" draw:text-style-name="P13" draw:layer="layout" svg:width="2.794cm" svg:height="1.25cm" draw:transform="rotate (1.55421569890095) translate (17.164cm 7.169cm)">
          <text:p/>
          <draw:enhanced-geometry svg:viewBox="0 0 21600 21600" draw:mirror-horizontal="false" draw:mirror-vertical="false" draw:type="block-arc" draw:modifiers="180 5400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2" draw:text-style-name="P14" draw:layer="layout" svg:width="1.778cm" svg:height="0.938cm" draw:transform="skewX (0.0010471975511966) rotate (1.55421569890095) translate (15.258cm 6.61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3" draw:layer="layout" svg:width="0.254cm" svg:height="0.81cm" draw:transform="skewX (0.0010471975511966) rotate (1.55421569890095) translate (16.208cm 5.86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3" draw:layer="layout" svg:width="2.032cm" svg:height="2.398cm" svg:x="12.66cm" svg:y="14.628cm">
          <draw:image xlink:href="Pictures/10000000000001F40000024E58257B338F2FB3E5.jpg" xlink:type="simple" xlink:show="embed" xlink:actuate="onLoad">
            <text:p/>
          </draw:image>
        </draw:frame>
        <draw:custom-shape draw:style-name="gr21" draw:text-style-name="P13" draw:layer="layout" svg:width="2.794cm" svg:height="1.25cm" svg:x="12.106cm" svg:y="13.84cm">
          <text:p/>
          <draw:enhanced-geometry svg:viewBox="0 0 21600 21600" draw:type="block-arc" draw:modifiers="180 5400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2" draw:text-style-name="P14" draw:layer="layout" svg:width="1.778cm" svg:height="0.938cm" svg:x="12.614cm" svg:y="11.026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3" draw:layer="layout" svg:width="0.254cm" svg:height="1.876cm" svg:x="13.376cm" svg:y="11.96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3" draw:layer="layout" svg:width="2.794cm" svg:height="1.25cm" draw:transform="rotate (-1.55857902203094) translate (16.505cm 14.472cm)">
          <text:p/>
          <draw:enhanced-geometry svg:viewBox="0 0 21600 21600" draw:type="block-arc" draw:modifiers="180 5400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2" draw:text-style-name="P14" draw:layer="layout" svg:width="1.778cm" svg:height="0.938cm" draw:transform="rotate (-1.55857902203094) translate (18.425cm 14.945cm)">
          <text:p/>
          <draw:enhanced-geometry svg:viewBox="0 0 21600 21600" draw:type="rectangle" draw:enhanced-path="M 0 0 L 21600 0 21600 21600 0 21600 0 0 Z N"/>
        </draw:custom-shape>
        <draw:custom-shape draw:style-name="gr24" draw:text-style-name="P13" draw:layer="layout" svg:width="0.264cm" svg:height="1.085cm" draw:transform="rotate (-1.55857902203094) translate (17.496cm 15.71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3" draw:layer="layout" svg:width="2.794cm" svg:height="1.25cm" draw:transform="rotate (-3.13199334270382) translate (14.893cm 17.864cm)">
          <text:p/>
          <draw:enhanced-geometry svg:viewBox="0 0 21600 21600" draw:type="block-arc" draw:modifiers="180 5400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2" draw:text-style-name="P14" draw:layer="layout" svg:width="1.778cm" svg:height="0.938cm" draw:transform="rotate (-3.13199334270382) translate (14.412cm 20.682cm)">
          <text:p/>
          <draw:enhanced-geometry svg:viewBox="0 0 21600 21600" draw:type="rectangle" draw:enhanced-path="M 0 0 L 21600 0 21600 21600 0 21600 0 0 Z N"/>
        </draw:custom-shape>
        <draw:custom-shape draw:style-name="gr23" draw:text-style-name="P13" draw:layer="layout" svg:width="0.254cm" svg:height="1.876cm" draw:transform="rotate (-3.13199334270382) translate (13.641cm 19.752cm)">
          <text:p/>
          <draw:enhanced-geometry svg:viewBox="0 0 21600 21600" draw:type="rectangle" draw:enhanced-path="M 0 0 L 21600 0 21600 21600 0 21600 0 0 Z N"/>
        </draw:custom-shape>
        <draw:custom-shape draw:style-name="gr21" draw:text-style-name="P13" draw:layer="layout" svg:width="2.794cm" svg:height="1.25cm" draw:transform="rotate (1.55421569890095) translate (10.464cm 17.269cm)">
          <text:p/>
          <draw:enhanced-geometry svg:viewBox="0 0 21600 21600" draw:mirror-horizontal="false" draw:mirror-vertical="false" draw:type="block-arc" draw:modifiers="180 5400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2" draw:text-style-name="P14" draw:layer="layout" svg:width="1.778cm" svg:height="0.938cm" draw:transform="skewX (0.0010471975511966) rotate (1.55421569890095) translate (8.558cm 16.71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3" draw:layer="layout" svg:width="0.254cm" svg:height="0.81cm" draw:transform="skewX (0.0010471975511966) rotate (1.55421569890095) translate (9.508cm 15.96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2" draw:layer="layout" svg:width="1.778cm" svg:height="1.159cm" svg:x="12.604cm" svg:y="18.288cm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26" draw:text-style-name="P2" draw:layer="layout" svg:width="1.778cm" svg:height="1.159cm" svg:x="12.716cm" svg:y="12.688cm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27" draw:text-style-name="P15" draw:layer="layout" svg:width="2.54cm" svg:height="0.762cm" svg:x="12.192cm" svg:y="5.33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7" draw:text-style-name="P15" draw:layer="layout" svg:width="2.54cm" svg:height="0.762cm" draw:transform="rotate (-2.27329135072261) translate (17.574cm 8.393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7" draw:text-style-name="P15" draw:layer="layout" svg:width="2.54cm" svg:height="0.762cm" draw:transform="rotate (2.36090687917273) translate (10.64cm 10.354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office:forms form:automatic-focus="false" form:apply-design-mode="false"/>
          <draw:page-thumbnail draw:style-name="gr14" draw:layer="layout" svg:width="14.848cm" svg:height="11.136cm" svg:x="3.075cm" svg:y="2.257cm" draw:page-number="3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10T19:05:19.538631931</meta:creation-date>
    <dc:date>2017-12-12T12:02:18.571122521</dc:date>
    <meta:editing-duration>PT54M37S</meta:editing-duration>
    <meta:editing-cycles>2</meta:editing-cycles>
    <meta:generator>LibreOffice/5.1.6.2$Linux_X86_64 LibreOffice_project/10m0$Build-2</meta:generator>
    <meta:document-statistic meta:object-count="127"/>
  </office:meta>
</office:document-meta>
</file>